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P1" style:family="paragraph" style:parent-style-name="Heading_20_3">
      <style:text-properties fo:font-variant="normal" fo:text-transform="none" fo:color="#000000" style:font-name="Times New Roman1" fo:letter-spacing="normal" fo:font-style="normal"/>
    </style:style>
    <style:style style:name="P2" style:family="paragraph" style:parent-style-name="Table_20_Contents">
      <style:paragraph-properties fo:text-align="center" style:justify-single-word="false"/>
      <style:text-properties fo:color="#ffffff" fo:font-weight="bold"/>
    </style:style>
    <style:style style:name="P3"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4" style:family="paragraph" style:parent-style-name="Text_20_body" style:list-style-name="L1">
      <style:paragraph-properties fo:widows="1"/>
    </style:style>
    <style:style style:name="P5" style:family="paragraph" style:parent-style-name="Text_20_body" style:list-style-name="L2">
      <style:paragraph-properties fo:widows="1"/>
    </style:style>
    <style:style style:name="P6" style:family="paragraph" style:parent-style-name="Text_20_body" style:list-style-name="L3">
      <style:paragraph-properties fo:widows="1"/>
    </style:style>
    <style:style style:name="P7" style:family="paragraph" style:parent-style-name="Text_20_body">
      <style:paragraph-properties fo:margin-left="0in" fo:margin-right="0in" fo:widows="1" fo:text-indent="0in" style:auto-text-indent="false"/>
    </style:style>
    <style:style style:name="P8" style:family="paragraph" style:parent-style-name="Text_20_body" style:list-style-name="L2">
      <style:paragraph-properties fo:margin-left="0in" fo:margin-right="0in" fo:widows="1" fo:text-indent="0in" style:auto-text-indent="false"/>
    </style:style>
    <style:style style:name="P9"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weight="bold"/>
    </style:style>
    <style:style style:name="T2" style:family="text">
      <style:text-properties fo:font-variant="normal" fo:text-transform="none" fo:color="#000000" style:font-name="Times New Roman1" fo:font-size="14pt" fo:letter-spacing="normal" fo:font-style="normal" fo:font-weight="bold"/>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text-position="-33% 80%" style:font-name="Times New Roman1" fo:font-size="14pt" fo:letter-spacing="normal" fo:font-style="normal" fo:font-weight="normal"/>
    </style:style>
    <style:style style:name="T5" style:family="text">
      <style:text-properties fo:font-variant="normal" fo:text-transform="none" fo:color="#000000" style:text-position="33% 80%" style:font-name="Times New Roman1" fo:font-size="14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rogramming Assignment 7: Seam Carving</text:h>
      <table:table table:name="Table1" table:style-name="Table1">
        <table:table-column table:style-name="Table1.A"/>
        <table:table-row>
          <table:table-cell table:style-name="Table1.A1" office:value-type="string">
            <text:p text:style-name="P2">Frequently Asked Questions</text:p>
          </table:table-cell>
        </table:table-row>
      </table:table>
      <text:p text:style-name="P7"><text:span text:style-name="T2">How do I manipulate images in Java?</text:span><text:span text:style-name="T3"> Use our Picture data type (which is part of </text:span><text:span text:style-name="Teletype"><text:span text:style-name="T3">stdlib.jar</text:span></text:span><text:span text:style-name="T3">) and the </text:span><text:a xlink:type="simple" xlink:href="http://docs.oracle.com/javase/7/docs/api/java/awt/Color.html" text:style-name="Internet_20_link" text:visited-style-name="Visited_20_Internet_20_Link">Color</text:a><text:span text:style-name="T3"> data type (which is part of the java.awt library). Here is some more information about the </text:span><text:a xlink:type="simple" xlink:href="http://introcs.cs.princeton.edu/java/31datatype/index.php#Color" text:style-name="Internet_20_link" text:visited-style-name="Visited_20_Internet_20_Link">Color</text:a><text:span text:style-name="T3"> and </text:span><text:a xlink:type="simple" xlink:href="http://introcs.cs.princeton.edu/java/31datatype/index.php#Picture" text:style-name="Internet_20_link" text:visited-style-name="Visited_20_Internet_20_Link">Picture</text:a><text:span text:style-name="T3"> data types. </text:span><text:a xlink:type="simple" xlink:href="http://introcs.cs.princeton.edu/java/31datatype/Luminance.java.html" text:style-name="Internet_20_link" text:visited-style-name="Visited_20_Internet_20_Link">Luminance.java</text:a><text:span text:style-name="T3"> and </text:span><text:a xlink:type="simple" xlink:href="http://introcs.cs.princeton.edu/java/31datatype/Grayscale.java.html" text:style-name="Internet_20_link" text:visited-style-name="Visited_20_Internet_20_Link">Grayscale.java</text:a><text:span text:style-name="T3"> are example clients that use the </text:span><text:span text:style-name="Teletype"><text:span text:style-name="T3">Color</text:span></text:span><text:span text:style-name="T3"> and </text:span><text:span text:style-name="Teletype"><text:span text:style-name="T3">Picture</text:span></text:span><text:span text:style-name="T3"> data types, respectively.</text:span></text:p>
      <text:p text:style-name="P9"><text:span text:style-name="T1">I noticed that the Picture API has a method to change the origin (0, 0) from the upper left to the lower left. Can I assume (0, 0) is the upper left pixel?</text:span> Yes.</text:p>
      <text:p text:style-name="P9"><text:span text:style-name="T1">The data type is mutable. Does this mean I don't have to make a defensive copy of the Picture?</text:span> No, you should still make a defensive copy of the picture that is passed to the constructor because your data type should not have any side effects (unless they are specified in the API).</text:p>
      <text:p text:style-name="P9"><text:span text:style-name="T1">Why can't seams wrap around the image (i.e., why not treat the image as a torus when computing seams)?</text:span> While it would be consistent with the way that we define the energy of a pixel, it often produces undesirable visual artificacts. (The API from Spring 2014 allowed seams to wrap around, which explains why in Josh Hug's video they do.)</text:p>
      <text:p text:style-name="P9"><text:span text:style-name="T1">Identifying the shortest energy path in a picture looks a lot like the COS 126 dynamic programming assignment about genetic sequencing. Can I use that approach?</text:span> You are welcome to use a dynamic programming approach; however, in this case, it is equivalent to the topologial sort algorithm for finding shortest paths in DAGs.</text:p>
      <text:p text:style-name="P9"><text:span text:style-name="T1">My program is using recursion to find the shortest energy path. Is this ok?</text:span> You should not need recursion. Note that the underlying DAG has such special structure that you don't need to compute its topological order explicitly.</text:p>
      <text:p text:style-name="P9"><text:span text:style-name="T1">My program seems to be really slow. Any advice?</text:span> There are numerous opportunities for optimization.</text:p>
      <text:list xml:id="list8068500287405518386" text:style-name="L1">
        <text:list-item>
          <text:p text:style-name="P4"><text:span text:style-name="T3">Call </text:span><text:span text:style-name="Teletype"><text:span text:style-name="T3">energy()</text:span></text:span><text:span text:style-name="T3"> only once per pixel.</text:span></text:p>
        </text:list-item>
        <text:list-item>
          <text:p text:style-name="P3">Consider deferring any calculations until necessary.</text:p>
        </text:list-item>
        <text:list-item>
          <text:p text:style-name="P4"><text:span text:style-name="T3">Don't use an explicit </text:span><text:span text:style-name="Teletype"><text:span text:style-name="T3">EdgeWeightedDigraph</text:span></text:span><text:span text:style-name="T3">. Instead, execute the topological sort algorithm directly on the pixels.</text:span></text:p>
        </text:list-item>
        <text:list-item>
          <text:p text:style-name="P3">The order in which you traverse the pixels (row major order vs. column major order) can make a big difference.</text:p>
        </text:list-item>
      </text:list>
      <table:table table:name="Table2" table:style-name="Table2">
        <table:table-column table:style-name="Table2.A"/>
        <table:table-row>
          <table:table-cell table:style-name="Table2.A1" office:value-type="string">
            <text:p text:style-name="P2">Testing</text:p>
          </table:table-cell>
        </table:table-row>
      </table:table>
      <text:p text:style-name="P9"><text:span text:style-name="T1">Clients.</text:span> <text:s/>You may use the following client programs to test and debug your code.</text:p>
      <text:list xml:id="list8171623907060745220" text:style-name="L2">
        <text:list-item>
          <text:p text:style-name="P8"><text:a xlink:type="simple" xlink:href="ftp://ftp.cs.princeton.edu/pub/cs226/seamCarving/PrintEnergy.java" text:style-name="Internet_20_link" text:visited-style-name="Visited_20_Internet_20_Link">PrintEnergy.java</text:a><text:span text:style-name="T3"> computes and prints a table of the energy values of the image whose name is specified as a command-line argument.</text:span></text:p>
        </text:list-item>
        <text:list-item>
          <text:p text:style-name="P5"><text:soft-page-break/><text:a xlink:type="simple" xlink:href="ftp://ftp.cs.princeton.edu/pub/cs226/seamCarving/ShowEnergy.java" text:style-name="Internet_20_link" text:visited-style-name="Visited_20_Internet_20_Link">ShowEnergy.java</text:a><text:span text:style-name="T3"> computes and draws the energy of the image whose name is specified as a command-line argument.</text:span></text:p>
        </text:list-item>
        <text:list-item>
          <text:p text:style-name="P5"><text:a xlink:type="simple" xlink:href="ftp://ftp.cs.princeton.edu/pub/cs226/seamCarving/ShowSeams.java" text:style-name="Internet_20_link" text:visited-style-name="Visited_20_Internet_20_Link">ShowSeams.java</text:a><text:span text:style-name="T3"> computes the horizontal seam, vertical seam, and energy of the image whose name is specified as a command-line argument. It draws the horizontal and vertical seams over the energy.</text:span></text:p>
        </text:list-item>
        <text:list-item>
          <text:p text:style-name="P5"><text:a xlink:type="simple" xlink:href="ftp://ftp.cs.princeton.edu/pub/cs226/seamCarving/PrintSeams.java" text:style-name="Internet_20_link" text:visited-style-name="Visited_20_Internet_20_Link">PrintSeams.java</text:a><text:span text:style-name="T3"> computes the horizontal seam, vertical seam, and energy of the image whose name is specified as a command-line argument. It prints square braces around the energies of the horizontal and vertical seams. Many of the small input files provided also have a </text:span><text:span text:style-name="Teletype"><text:span text:style-name="T3">printseams.txt</text:span></text:span><text:span text:style-name="T3"> file (such as </text:span><text:a xlink:type="simple" xlink:href="ftp://ftp.cs.princeton.edu/pub/cs226/seamCarving/5x6.printseams.txt" text:style-name="Internet_20_link" text:visited-style-name="Visited_20_Internet_20_Link">5x6.printseams.txt</text:a><text:span text:style-name="T3">), so you can compare your results to the correct solution.</text:span></text:p>
        </text:list-item>
        <text:list-item>
          <text:p text:style-name="P5"><text:a xlink:type="simple" xlink:href="ftp://ftp.cs.princeton.edu/pub/cs226/seamCarving/ResizeDemo.java" text:style-name="Internet_20_link" text:visited-style-name="Visited_20_Internet_20_Link">ResizeDemo.java</text:a><text:span text:style-name="T3"> uses your seam removal methods to resize the image. The command-line arguments are the image filename, </text:span><text:span text:style-name="Emphasis"><text:span text:style-name="T3">r</text:span></text:span><text:span text:style-name="T3">, and </text:span><text:span text:style-name="Emphasis"><text:span text:style-name="T3">s</text:span></text:span><text:span text:style-name="T3">, where </text:span><text:span text:style-name="Emphasis"><text:span text:style-name="T3">r</text:span></text:span><text:span text:style-name="T3"> is the number of columns and </text:span><text:span text:style-name="Emphasis"><text:span text:style-name="T3">s</text:span></text:span><text:span text:style-name="T3"> is the number rows to remove from the image specified. This file works best with real images, not small test files.</text:span></text:p>
        </text:list-item>
        <text:list-item>
          <text:p text:style-name="P5"><text:a xlink:type="simple" xlink:href="ftp://ftp.cs.princeton.edu/pub/cs226/seamCarving/SCUtility.java" text:style-name="Internet_20_link" text:visited-style-name="Visited_20_Internet_20_Link">SCUtility.java</text:a><text:span text:style-name="T3"> is a utility program used by some of the above clients.</text:span></text:p>
        </text:list-item>
      </text:list>
      <text:p text:style-name="P7"><text:span text:style-name="T2">Sample input files.</text:span><text:span text:style-name="T3"> <text:s text:c="2"/>The directory </text:span><text:a xlink:type="simple" xlink:href="ftp://ftp.cs.princeton.edu/pub/cs226/seamCarving" text:style-name="Internet_20_link" text:visited-style-name="Visited_20_Internet_20_Link">seamCarving</text:a><text:span text:style-name="T3"> contains these client programs above along with some sample image files. You can also use your own image files for testing and entertainment.</text:span></text:p>
      <table:table table:name="Table3" table:style-name="Table3">
        <table:table-column table:style-name="Table3.A"/>
        <table:table-row>
          <table:table-cell table:style-name="Table3.A1" office:value-type="string">
            <text:p text:style-name="P2">Possible Progress Steps</text:p>
          </table:table-cell>
        </table:table-row>
      </table:table>
      <text:p text:style-name="P9">These are purely suggestions for how you might make progress. You do not have to follow these steps.</text:p>
      <text:list xml:id="list873838602791813947" text:style-name="L3">
        <text:list-item>
          <text:p text:style-name="P6"><text:span text:style-name="T3">Start by writing the constructor as well as </text:span><text:span text:style-name="Teletype"><text:span text:style-name="T3">picture()</text:span></text:span><text:span text:style-name="T3">, </text:span><text:span text:style-name="Teletype"><text:span text:style-name="T3">width()</text:span></text:span><text:span text:style-name="T3">, and </text:span><text:span text:style-name="Teletype"><text:span text:style-name="T3">height()</text:span></text:span><text:span text:style-name="T3">. These should be easy. Be sure to defensively copy the</text:span><text:span text:style-name="Teletype"><text:span text:style-name="T3">Picture</text:span></text:span><text:span text:style-name="T3"> before returning to the client. Why?</text:span></text:p>
        </text:list-item>
        <text:list-item>
          <text:p text:style-name="P6"><text:span text:style-name="T3">Next, write </text:span><text:span text:style-name="Teletype"><text:span text:style-name="T3">energy()</text:span></text:span><text:span text:style-name="T3">. Calculating Δ</text:span><text:span text:style-name="Emphasis"><text:span text:style-name="T4">x</text:span></text:span><text:span text:style-name="T5">2</text:span><text:span text:style-name="T3"> and Δ</text:span><text:span text:style-name="Emphasis"><text:span text:style-name="T4">y</text:span></text:span><text:span text:style-name="T5">2</text:span><text:span text:style-name="T3"> are very similar. A private method which can calculate either one will keep your code simple. To test that your code works, use the client </text:span><text:span text:style-name="Teletype"><text:span text:style-name="T3">PrintEnergy</text:span></text:span><text:span text:style-name="T3"> described in the testing section above.</text:span></text:p>
        </text:list-item>
        <text:list-item>
          <text:p text:style-name="P6"><text:span text:style-name="T3">To write </text:span><text:span text:style-name="Teletype"><text:span text:style-name="T3">findVerticalSeam()</text:span></text:span><text:span text:style-name="T3">, you will want to first make sure you understand the topologial sort algorithm for computing a shortest path in a DAG. It is recommended that you do </text:span><text:span text:style-name="Emphasis"><text:span text:style-name="T3">not</text:span></text:span><text:span text:style-name="T3"> create an </text:span><text:span text:style-name="Teletype"><text:span text:style-name="T3">EdgeWeightedDigraph</text:span></text:span><text:span text:style-name="T3">, as the resulting code will be not only slower, but also harder to write. Instead, construct a </text:span><text:span text:style-name="Emphasis"><text:span text:style-name="T3">W</text:span></text:span><text:span text:style-name="T3">-by-</text:span><text:span text:style-name="Emphasis"><text:span text:style-name="T3">H</text:span></text:span><text:span text:style-name="T3"> energy matrix using the </text:span><text:span text:style-name="Teletype"><text:span text:style-name="T3">energy()</text:span></text:span><text:span text:style-name="T3"> method that you have already written. Think about which data structures (in addition to the 2D energy matrix) that you will need to implement the shortest path algorithm. To test, use the client </text:span><text:span text:style-name="Teletype"><text:span text:style-name="T3">PrintSeams</text:span></text:span><text:span text:style-name="T3"> described in the testing section above.</text:span></text:p>
        </text:list-item>
        <text:list-item>
          <text:p text:style-name="P6"><text:span text:style-name="T3">Now implement </text:span><text:span text:style-name="Teletype"><text:span text:style-name="T3">removeVerticalSeam()</text:span></text:span><text:span text:style-name="T3">. Typically, it will be called with the output of </text:span><text:span text:style-name="Teletype"><text:span text:style-name="T3">findVerticalSeam()</text:span></text:span><text:span text:style-name="T3">, but be sure that it works for</text:span><text:span text:style-name="Emphasis"><text:span text:style-name="T3">any</text:span></text:span><text:span text:style-name="T3"> valid seam. To test, </text:span><text:soft-page-break/><text:span text:style-name="T3">use the client </text:span><text:span text:style-name="Teletype"><text:span text:style-name="T3">ResizeDemo</text:span></text:span><text:span text:style-name="T3"> described in the testing section above.</text:span></text:p>
        </text:list-item>
        <text:list-item>
          <text:p text:style-name="P6"><text:span text:style-name="T3">To implement </text:span><text:span text:style-name="Teletype"><text:span text:style-name="T3">findHorizontalSeam()</text:span></text:span><text:span text:style-name="T3"> and </text:span><text:span text:style-name="Teletype"><text:span text:style-name="T3">removeHorizontalSeam()</text:span></text:span><text:span text:style-name="T3">, </text:span><text:span text:style-name="Emphasis"><text:span text:style-name="T3">transpose</text:span></text:span><text:span text:style-name="T3"> the picture and call </text:span><text:span text:style-name="Teletype"><text:span text:style-name="T3">findVerticalSeam()</text:span></text:span><text:span text:style-name="T3"> and</text:span><text:span text:style-name="Teletype"><text:span text:style-name="T3">removeVerticalSeam()</text:span></text:span><text:span text:style-name="T3">. Don't forget to transpose the picture back, when need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2S</meta:editing-duration>
    <meta:editing-cycles>3</meta:editing-cycles>
    <meta:generator>LibreOffice/4.3.5.2$Windows_x86 LibreOffice_project/3a87456aaa6a95c63eea1c1b3201acedf0751bd5</meta:generator>
    <dc:date>2015-01-20T16:21:15.818000000</dc:date>
    <meta:document-statistic meta:table-count="3" meta:image-count="0" meta:object-count="0" meta:page-count="3" meta:paragraph-count="29" meta:word-count="851" meta:character-count="5140" meta:non-whitespace-character-count="4330"/>
    <meta:user-defined meta:name="Info 1"/>
    <meta:user-defined meta:name="Info 2"/>
    <meta:user-defined meta:name="Info 3"/>
    <meta:user-defined meta:name="Info 4"/>
  </office:meta>
</office:document-meta>
</file>